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</style:style>
    <style:style style:name="gr2" style:family="graphic" style:parent-style-name="standard">
      <style:graphic-properties draw:textarea-horizontal-align="justify" draw:textarea-vertical-align="middle" draw:auto-grow-height="false" fo:min-height="2.91cm" fo:min-width="2.66cm"/>
    </style:style>
    <style:style style:name="gr3" style:family="graphic" style:parent-style-name="standard">
      <style:graphic-properties draw:textarea-horizontal-align="justify" draw:textarea-vertical-align="middle" draw:auto-grow-height="false" fo:min-height="3.632cm" fo:min-width="3.382cm"/>
    </style:style>
    <style:style style:name="gr4" style:family="graphic" style:parent-style-name="standard">
      <style:graphic-properties draw:textarea-horizontal-align="justify" draw:textarea-vertical-align="middle" draw:auto-grow-height="false" fo:min-height="3.632cm" fo:min-width="3.282cm"/>
    </style:style>
    <style:style style:name="gr5" style:family="graphic" style:parent-style-name="standard">
      <style:graphic-properties draw:textarea-horizontal-align="justify" draw:textarea-vertical-align="middle" draw:auto-grow-height="false" fo:min-height="3.36cm" fo:min-width="3.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cm" svg:height="1.9cm" svg:x="5.8cm" svg:y="2.8cm">
          <draw:text-box>
            <text:p>Model for creating geometry from web maps</text:p>
          </draw:text-box>
        </draw:frame>
        <draw:custom-shape draw:style-name="gr2" draw:text-style-name="P2" draw:layer="layout" svg:width="3.5cm" svg:height="3.5cm" svg:x="13.6cm" svg:y="5.7cm">
          <text:p text:style-name="P2">WebTile</text:p>
          <text:p text:style-name="P2"><text:span text:style-name="T1">Download and stor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4.3cm" svg:x="4.6cm" svg:y="5.5cm">
          <text:p text:style-name="P2">Tiles Manager</text:p>
          <text:p text:style-name="P2"><text:span text:style-name="T1">Figures out which tiles to load in each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3cm" svg:height="4.3cm" svg:x="12.7cm" svg:y="12.1cm">
          <text:p text:style-name="P2">GeomTile</text:p>
          <text:p text:style-name="P2"><text:span text:style-name="T1">Graphical representation of a 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4cm" svg:x="3.7cm" svg:y="12.4cm">
          <text:p text:style-name="P2">Geom Manager</text:p>
          <text:p text:style-name="P2"><text:span text:style-name="T1">Handles creating and accessing GeomT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8.9cm" svg:y1="7.8cm" svg:x2="13.7cm" svg:y2="7.8cm">
          <text:p text:style-name="P2">Create</text:p>
          <text:p text:style-name="P2"/>
        </draw:line>
        <draw:line draw:style-name="gr7" draw:text-style-name="P3" draw:layer="layout" svg:x1="7.322cm" svg:y1="12.738cm" svg:x2="13.678cm" svg:y2="8.963cm">
          <text:p text:style-name="P2">Callback</text:p>
          <text:p text:style-name="P2"/>
        </draw:line>
        <draw:line draw:style-name="gr6" draw:text-style-name="P3" draw:layer="layout" svg:x1="5.6cm" svg:y1="12.4cm" svg:x2="6.1cm" svg:y2="9.8cm">
          <text:p text:style-name="P2">Grabs Data</text:p>
          <text:p text:style-name="P2"/>
        </draw:line>
        <draw:line draw:style-name="gr6" draw:text-style-name="P3" draw:layer="layout" svg:x1="7.7cm" svg:y1="14.5cm" svg:x2="12.8cm" svg:y2="14.5cm">
          <text:p text:style-name="P2">Create</text:p>
          <text:p text:style-name="P2"/>
        </draw:line>
        <draw:custom-shape draw:style-name="gr4" draw:text-style-name="P2" draw:layer="layout" svg:width="4.3cm" svg:height="4.3cm" svg:x="3.5cm" svg:y="20.7cm">
          <text:p text:style-name="P2">Scene</text:p>
          <text:p text:style-name="P2">Manager</text:p>
          <text:p text:style-name="P2"><text:span text:style-name="T1">Handles which objects are in the current 3D sc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7.6cm" svg:y1="20.9cm" svg:x2="12.9cm" svg:y2="16.2cm">
          <text:p text:style-name="P2">Draws</text:p>
          <text:p text:style-name="P2"/>
        </draw:line>
        <draw:frame draw:style-name="gr8" draw:text-style-name="P4" draw:layer="layout" svg:width="10.635cm" svg:height="1.673cm" svg:x="5.9cm" svg:y="1cm">
          <draw:text-box>
            <text:p><text:span text:style-name="T2">Lan</text:span><text:span text:style-name="T2">dsc</text:span><text:span text:style-name="T2">ape </text:span><text:span text:style-name="T2">Mod</text:span><text:span text:style-name="T2">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3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auto-grow-height="true" draw:auto-grow-width="true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0:23:25.866525759</meta:creation-date>
    <dc:date>2020-05-01T10:38:33.329004791</dc:date>
    <meta:editing-duration>PT4M56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